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yImportCtx.informCompleted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ResourceImpl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yImportCtx.is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bind( DavResource collection , DavResource newBind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vResourceImpl.getPropertyImportContext( List chang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getSuppor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portCtx.setProperty( Object propertyName , Object property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ExportCtx.PropertyExportC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vResourceImpl.isJsrLockab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vResourceImpl.unlock( String lockTok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ExportCtx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yImportCtx.ProperyImportCtx( List chang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vResourceImpl.alterProperties( List changeLis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avResource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getJcr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removeMember( DavResource memb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avResourceImpl.rebind( DavResource collection , DavResource newBind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vResourceImpl.removeProperty( DavProperty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initRfc4122Ur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vResourceImpl.DavResourceImpl( DavResourceLocator locator , DavResourceFactory factory , DavSession session , ResourceConfig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avResourceImpl.DavResourceImpl( DavResourceLocator locator , DavResourceFactory factory , DavSession session , ResourceConfig config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ResourceImpl.getParentEle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vResourceImpl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portCtx.setContentLanguage( String content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vResourceImpl.addLockManager( LockManager lock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getColle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vResourceImpl.copy( DavResource destination , boolean shallow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vResourceImpl.hasLock( Type type , 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getProperty( DavProperty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ResourceImpl.get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portCtx.setModificationTime( long mod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ExportCtx.setContentLength( long content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vResourceImpl.addMember( DavResource member , InputContext input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avResourceImpl.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getMember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vResourceImpl.alterProperty( Object pro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pertyExportCtx.setContentType( String mimeType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ExportCtx.setETag( String et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vResourceImpl.getDisplay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ResourceImpl.checkSameWorkspace( DavResourceLocator other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vResourceImpl.getLoc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ResourceImpl.spool( OutputContext outpu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vResourceImpl.getLock( Type type , Scope sco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vResourceImpl.isLockable( Type type , Scope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getComplianc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setIsCollection(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yImportCtx.getIO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refreshLock( LockInfo lockInfo , String lockTok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avResourceImpl.getImportContext( InputContext inputCtx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lock( LockInfo lock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vResourceImpl.alterProperties( DavPropertySet setProperties , DavPropertyNameSet removeProperty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vResourceImpl.getPropertyExpor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getExportContext( OutputContext output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getModific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yImportCtx.has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initProperti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ropertyExportCtx.setCreationTime( long creatio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Resource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ResourceImpl.isFilteredResource(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yImportCtx.getChang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isLocked( DavResource 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yImportCtx.checkComple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vResourceImpl.DavResourceImpl( DavResourceLocator locator , DavResourceFactory factory , DavSession session , ResourceConfig config , Node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yImportCtx.getImpor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mpl.move( DavResource destin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vResourceImpl.isFilteredItem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ResourceImpl.setProperty( Dav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